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.5cm" fo:min-width="2.601cm"/>
    </style:style>
    <style:style style:name="gr2" style:family="graphic" style:parent-style-name="objectwithoutfill">
      <style:graphic-properties draw:marker-end="Arrow" draw:marker-end-width="0.3cm" draw:fill="none" draw:fill-color="#00cc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336699" draw:textarea-horizontal-align="justify" draw:textarea-vertical-align="middle" draw:auto-grow-height="false" fo:min-height="1.45cm" fo:min-width="7cm"/>
    </style:style>
    <style:style style:name="gr5" style:family="graphic" style:parent-style-name="standard">
      <style:graphic-properties svg:stroke-color="#000000" draw:fill="none" draw:fill-color="#00cc00" draw:textarea-horizontal-align="justify" draw:textarea-vertical-align="middle" draw:auto-grow-height="false" fo:min-height="2.05cm" fo:min-width="7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  <style:text-properties style:font-name="Droid Sans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style:font-name="Droid Sans" fo:font-size="15pt" style:font-size-asian="15pt" style:font-size-complex="15pt"/>
    </style:style>
    <style:style style:name="P5" style:family="paragraph">
      <style:text-properties fo:color="#009900" style:font-name="Droid Sans" fo:font-size="15pt" style:font-size-asian="15pt" style:font-size-complex="15pt"/>
    </style:style>
    <style:style style:name="P6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7" style:family="paragraph">
      <style:text-properties fo:color="#00cc00" style:font-name="Droid Sans" fo:font-size="15pt" style:font-size-asian="15pt" style:font-size-complex="15pt"/>
    </style:style>
    <style:style style:name="P8" style:family="paragraph">
      <style:text-properties fo:color="#00cc00"/>
    </style:style>
    <style:style style:name="T1" style:family="text">
      <style:text-properties style:font-name="Droid Sans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Droid Sans" fo:font-size="15pt" style:font-size-asian="15pt" style:font-size-complex="15pt"/>
    </style:style>
    <style:style style:name="T3" style:family="text">
      <style:text-properties fo:color="#009900" style:font-name="Droid Sans" fo:font-size="15pt" style:font-size-asian="15pt" style:font-size-complex="15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00cc00" style:font-name="Droid Sans" fo:font-size="15pt" style:font-size-asian="15pt" style:font-size-complex="15pt"/>
    </style:style>
    <style:style style:name="T6" style:family="text">
      <style:text-properties fo:color="#666666" style:font-name="Droid San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cm" svg:height="4.4cm" svg:x="8.7cm" svg:y="9cm">
          <text:p text:style-name="P1"><text:span text:style-name="T1">IRM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3" draw:layer="layout" svg:x1="10.3cm" svg:y1="13.4cm" svg:x2="10.3cm" svg:y2="15.7cm">
          <text:p/>
        </draw:line>
        <draw:frame draw:style-name="gr3" draw:text-style-name="P4" draw:layer="layout" svg:width="3.495cm" svg:height="0.865cm" svg:x="7.4cm" svg:y="3.735cm">
          <draw:text-box>
            <text:p text:style-name="P4"><text:span text:style-name="T2">value = “foo”</text:span></text:p>
          </draw:text-box>
        </draw:frame>
        <draw:frame draw:style-name="gr3" draw:text-style-name="P5" draw:layer="layout" svg:width="7.919cm" svg:height="0.865cm" svg:x="10cm" svg:y="6.835cm">
          <draw:text-box>
            <text:p text:style-name="P5"><text:span text:style-name="T3">key = SHA1(“foo”) = 0beec7b5...</text:span></text:p>
          </draw:text-box>
        </draw:frame>
        <draw:line draw:style-name="gr2" draw:text-style-name="P3" draw:layer="layout" svg:x1="9.2cm" svg:y1="4.6cm" svg:x2="9.2cm" svg:y2="9cm">
          <text:p/>
        </draw:line>
        <draw:line draw:style-name="gr2" draw:text-style-name="P3" draw:layer="layout" svg:x1="11.1cm" svg:y1="9cm" svg:x2="11.1cm" svg:y2="7.8cm">
          <text:p/>
        </draw:line>
        <draw:custom-shape draw:style-name="gr4" draw:text-style-name="P3" draw:layer="layout" svg:width="7.5cm" svg:height="1.7cm" svg:x="6.5cm" svg:y="15.7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471cm" svg:height="1.427cm" svg:x="7cm" svg:y="15.873cm">
          <draw:text-box>
            <text:p text:style-name="P6"><text:span text:style-name="T4">PERSISTANT STORAGE</text:span><text:span text:style-name="T4"><text:line-break/></text:span><text:span text:style-name="T4">BACKEND</text:span></text:p>
          </draw:text-box>
        </draw:frame>
        <draw:frame draw:style-name="gr3" draw:text-style-name="P8" draw:layer="layout" svg:width="6.111cm" svg:height="2.093cm" svg:x="6.7cm" svg:y="17.535cm">
          <draw:text-box>
            <text:p text:style-name="P7"><text:span text:style-name="T3">0beec7b5... <text:s text:c="5"/>“foo”</text:span><text:span text:style-name="T5"><text:line-break/></text:span><text:span text:style-name="T6">3a652a0b... <text:s text:c="5"/>“ocaml”</text:span><text:span text:style-name="T6"><text:line-break/></text:span><text:span text:style-name="T6">63a6825d.. <text:s text:c="6"/>“mirage”</text:span></text:p>
          </draw:text-box>
        </draw:frame>
        <draw:custom-shape draw:style-name="gr5" draw:text-style-name="P3" draw:layer="layout" svg:width="7.5cm" svg:height="2.3cm" svg:x="6.5cm" svg:y="17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uns </meta:initial-creator>
    <meta:creation-date>2015-07-19T20:33:09.800626620</meta:creation-date>
    <dc:date>2015-07-19T22:15:22.640806811</dc:date>
    <dc:creator>mouns </dc:creator>
    <meta:editing-duration>PT6M32S</meta:editing-duration>
    <meta:editing-cycles>2</meta:editing-cycles>
    <meta:generator>LibreOffice/4.3.3.2$Linux_x86 LibreOffice_project/430m0$Build-2</meta:generator>
    <meta:document-statistic meta:object-count="10"/>
  </office:meta>
</office:document-meta>
</file>